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✅ <text:span text:style-name="Strong_20_Emphasis">Article XVI – Rights and Freedoms</text:span> has been added to your Earth Compact. It includes civil, economic, cultural, environmental, and digital rights, along with mechanisms for enforcement.</text:p>
      <text:p text:style-name="Text_20_body">Would you like to proceed with:</text:p>
      <text:list xml:id="list3519887645" text:style-name="L1">
        <text:list-item>
          <text:p text:style-name="P1"><text:span text:style-name="Strong_20_Emphasis">Article XVII – Democratic Institutions</text:span>, or</text:p>
        </text:list-item>
        <text:list-item>
          <text:p text:style-name="P1">Begin work on support materials (e.g. infographic, ratification toolkit, printable summary)?</text:p>
        </text:list-item>
      </text:list>
      <text:p text:style-name="Text_20_body">Your direction will shape the next step in this living constitu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31T18:06:26.687395834</meta:creation-date>
    <dc:date>2025-07-31T18:08:18.233511870</dc:date>
    <dc:creator>Peter Glen</dc:creator>
    <meta:editing-duration>PT1M52S</meta:editing-duration>
    <meta:editing-cycles>1</meta:editing-cycles>
    <meta:document-statistic meta:table-count="0" meta:image-count="0" meta:object-count="0" meta:page-count="1" meta:paragraph-count="5" meta:word-count="62" meta:character-count="421" meta:non-whitespace-character-count="364"/>
    <meta:generator>LibreOffice/7.3.7.2$Linux_X86_64 LibreOffice_project/30$Build-2</meta:generator>
  </office:meta>
</office:document-meta>
</file>